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Signature">
      <style:paragraph-properties fo:text-align="center" style:justify-single-word="false"/>
    </style:style>
    <style:style style:name="P10" style:family="paragraph" style:parent-style-name="Signature">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italic" style:text-underline-style="none" style:font-style-asian="italic" style:font-style-complex="italic"/>
    </style:style>
    <style:style style:name="P16" style:family="paragraph" style:parent-style-name="Standard">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Subtitle" style:master-page-name="First_20_Page">
      <style:paragraph-properties style:page-number="auto"/>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5">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5">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5">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5">Document Status</text:p>
          </table:table-cell>
          <table:table-cell table:style-name="Properties.B1" office:value-type="string">
            <text:p text:style-name="Table_20_Contents">Early draft</text:p>
          </table:table-cell>
        </table:table-row>
      </table:table>
      <text:p text:style-name="P9"><draw:frame draw:style-name="fr1" draw:name="Frame1" text:anchor-type="paragraph" fo:min-width="8.5cm" style:rel-width="50%" draw:z-index="0"><draw:text-box fo:min-height="0.499cm"><text:p text:style-name="P10">Department of Computer Science</text:p><text:p text:style-name="P10">Aberystwyth University</text:p><text:p text:style-name="P10">Aberystwyth</text:p><text:p text:style-name="P10">Ceredigion</text:p><text:p text:style-name="P10">SY23 3DB</text:p><text:p text:style-name="P10"/><text:p text:style-name="P9">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3"><text:a xlink:type="simple" xlink:href="#__RefHeading__262_1460911605" text:style-name="Index_20_Link" text:visited-style-name="Index_20_Link">1 INTRODUCTION<text:tab/>3</text:a></text:p>
          <text:p text:style-name="P12"><text:a xlink:type="simple" xlink:href="#__RefHeading__1413_1460911605" text:style-name="Index_20_Link" text:visited-style-name="Index_20_Link">1.1 Purpose of this document<text:tab/>3</text:a></text:p>
          <text:p text:style-name="P12"><text:a xlink:type="simple" xlink:href="#__RefHeading__1415_1460911605" text:style-name="Index_20_Link" text:visited-style-name="Index_20_Link">1.2 Scope<text:tab/>3</text:a></text:p>
          <text:p text:style-name="P12"><text:a xlink:type="simple" xlink:href="#__RefHeading__1417_1460911605" text:style-name="Index_20_Link" text:visited-style-name="Index_20_Link">1.3 Objectives<text:tab/>3</text:a></text:p>
          <text:p text:style-name="P13"><text:a xlink:type="simple" xlink:href="#__RefHeading__1419_1460911605" text:style-name="Index_20_Link" text:visited-style-name="Index_20_Link">2 DOCUMENT CONTENT<text:tab/>3</text:a></text:p>
          <text:p text:style-name="P13"><text:a xlink:type="simple" xlink:href="#__RefHeading__1633_1460911605" text:style-name="Index_20_Link" text:visited-style-name="Index_20_Link">3 REFERENCES<text:tab/>3</text:a></text:p>
          <text:p text:style-name="P13"><text:a xlink:type="simple" xlink:href="#__RefHeading__1423_1460911605" text:style-name="Index_20_Link" text:visited-style-name="Index_20_Link">4 DOCUMENT CHANGE HISTORY<text:tab/>3</text:a></text:p>
        </text:index-body>
      </text:table-of-content>
      <text:p text:style-name="P9"/>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text:soft-page-break/></text:p>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5">Requirement</text:p>
          </table:table-cell>
          <table:table-cell table:style-name="Table12.B1" office:value-type="string">
            <text:p text:style-name="P5">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15">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ext:soft-page-break/>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15">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15">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ext:soft-page-break/>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double = 0.0</text:p>
            <text:p text:style-name="Table_20_Contents"><text:s/>AGE_RATE: Time</text:p>
          </table:table-cell>
          <table:table-cell table:style-name="Table3.B2" office:value-type="string">
            <text:p text:style-name="Table_20_Contents">Health lost occurs from fighting as our monster can loose some or all of his health in a fight.</text:p>
          </table:table-cell>
        </table:table-row>
      </table:table>
      <text:p text:style-name="Standard"/>
      <text:p text:style-name="P15">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double</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double</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double</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double</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15">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15">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application.</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text:soft-page-break/>offer from another player in the application.</text:p>
          </table:table-cell>
        </table:table-row>
      </table:table>
      <text:p text:style-name="Standard"/>
      <text:p text:style-name="Standard"/>
      <text:p text:style-name="P4">The PlayerReference Class, Public, implements reference.</text:p>
      <text:p text:style-name="Standard"/>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15">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Player</text:p>
          </table:table-cell>
          <table:table-cell table:style-name="Table7.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4">The MonsterReference Class, Public, Implements reference.</text:p>
      <text:p text:style-name="P4"/>
      <text:p text:style-name="P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15">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Monster</text:p>
          </table:table-cell>
          <table:table-cell table:style-name="Table8.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4">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15">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15">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text:soft-page-break/>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P4"/>
      <text:p text:style-name="P4"/>
      <text:p text:style-name="P4">Detailed Design</text:p>
      <text:p text:style-name="Standard"/>
      <text:p text:style-name="Standard"><text:s/>Sequence diagrams to be done by Dan S</text:p>
      <text:p text:style-name="P4"/>
      <text:p text:style-name="Standard"/>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7">Version</text:p>
            </table:table-cell>
            <table:table-cell table:style-name="Changes.A1" office:value-type="string">
              <text:p text:style-name="P7">CCF No.</text:p>
            </table:table-cell>
            <table:table-cell table:style-name="Changes.A1" office:value-type="string">
              <text:p text:style-name="P7">Date</text:p>
            </table:table-cell>
            <table:table-cell table:style-name="Changes.A1" office:value-type="string">
              <text:p text:style-name="P8">Sections changed</text:p>
            </table:table-cell>
            <table:table-cell table:style-name="Changes.E1" office:value-type="string">
              <text:p text:style-name="P8">Changed by</text:p>
            </table:table-cell>
          </table:table-row>
        </table:table-header-rows>
        <table:table-row table:style-name="Changes.1">
          <table:table-cell table:style-name="Changes.A2" office:value-type="float" office:value="0.1">
            <text:p text:style-name="P6">0.1</text:p>
          </table:table-cell>
          <table:table-cell table:style-name="Changes.B2" office:value-type="string">
            <text:p text:style-name="P6">N/A</text:p>
          </table:table-cell>
          <table:table-cell table:style-name="Changes.C2" office:value-type="date" office:date-value="2012-11-19">
            <text:p text:style-name="P6">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6">0.2</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6">0.3</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Updated class descriptions and 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6">0.4</text:p>
          </table:table-cell>
          <table:table-cell table:style-name="Changes.B2" office:value-type="string">
            <text:p text:style-name="P6">N/A</text:p>
          </table:table-cell>
          <table:table-cell table:style-name="Changes.C2" office:value-type="date" office:date-value="2012-12-05">
            <text:p text:style-name="P6">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6">0.5</text:p>
          </table:table-cell>
          <table:table-cell table:style-name="Changes.B2" office:value-type="string">
            <text:p text:style-name="P6">N/A</text:p>
          </table:table-cell>
          <table:table-cell table:style-name="Changes.C2" office:value-type="date" office:date-value="2012-12-06">
            <text:p text:style-name="P6">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7T14:20:43.42</dc:date>
    <meta:editing-duration>PT8H2M13S</meta:editing-duration>
    <meta:editing-cycles>184</meta:editing-cycles>
    <meta:generator>OpenOffice.org/3.4.1$Win32 OpenOffice.org_project/341m1$Build-9593</meta:generator>
    <meta:document-statistic meta:table-count="13" meta:image-count="0" meta:object-count="0" meta:page-count="9" meta:paragraph-count="218" meta:word-count="1992" meta:character-count="12492"/>
  </office:meta>
</office:document-meta>
</file>